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ire</text:p>
      <text:p text:style-name="P1"/>
      <text:p text:style-name="P2"><text:span text:style-name="T1">Zone géographique</text:span> : ensemble des points accessibles par un livreur lors d'une tournée.</text:p>
      <text:p text:style-name="P2"/>
      <text:p text:style-name="P2"><text:span text:style-name="T1">Itinéraire </text:span>: succession de chemins empruntés par le livreur dont le départ et l'arrivée sont le dépôt passant par tous les points de livraison.</text:p>
      <text:p text:style-name="P2"/>
      <text:p text:style-name="P2"><text:span text:style-name="T1">Chemin </text:span>: plus courte succession ordonnée de tronçons reliant un point A à un point B.</text:p>
      <text:p text:style-name="P2"/>
      <text:p text:style-name="P2"><text:span text:style-name="T1">Tronçon </text:span>: arc orienté reliant deux points successifs. Il est caractérisé par un point de départ, un point d'arrivée, une vitesse et une distance. </text:p>
      <text:p text:style-name="P2"/>
      <text:p text:style-name="P4">Tronçon entrant :<text:span text:style-name="T2"> un tronçon est entrant pour un point A si son point d'arrivée est le point A.</text:span></text:p>
      <text:p text:style-name="P5"/>
      <text:p text:style-name="P4">Tronçon sortant :<text:span text:style-name="T2"> un tronçon est sortant pour un point A si son point de départ est le point A.</text:span></text:p>
      <text:p text:style-name="P2"/>
      <text:p text:style-name="P2"><text:span text:style-name="T1">Feuille de route </text:span>: itinéraire d'un livreur où sont indiqués les plages horaires et l'horaire de livraison estimée.</text:p>
      <text:p text:style-name="P2"/>
      <text:p text:style-name="P2"><text:span text:style-name="T1">Plage horaire</text:span> : intervalle de temps défini dans lequel doit s'effectuer un certain nombre de livraisons. Deux plages horaires ne peuvent pas se superposer. </text:p>
      <text:p text:style-name="P2"/>
      <text:p text:style-name="P2"><text:span text:style-name="T1">Tournée </text:span>: ensemble de livraisons effectuées par un livreur, gérées par un superviseur et suivant une feuille de route.</text:p>
      <text:p text:style-name="P2"/>
      <text:p text:style-name="P2"><text:span text:style-name="T1">Livraison </text:span>: arrêt à une adresse pendant une tournée permettant de déposer un ou plusieurs colis pendant une plage horaire. </text:p>
      <text:p text:style-name="P2"/>
      <text:p text:style-name="P2"><text:span text:style-name="T1">Livreur </text:span>: employé effectuant des tournées.</text:p>
      <text:p text:style-name="P2"/>
      <text:p text:style-name="P2"><text:span text:style-name="T1">Superviseur </text:span>: employé gérant un ensemble de tournées. </text:p>
      <text:p text:style-name="P2"/>
      <text:p text:style-name="P2"><text:span text:style-name="T1">Point de livraison </text:span>: point auquel le livreur doit s'arrêter pendant une plage horaire donnée.</text:p>
      <text:p text:style-name="P2"/>
      <text:p text:style-name="P2"><text:span text:style-name="T1">Dépôt </text:span>: lieu de départ et d'arrivée d'une tournée. Comme le point de livraisons, le dépôt est modélisé par un point.</text:p>
      <text:p text:style-name="P2"/>
      <text:p text:style-name="P2"><text:span text:style-name="T1">Point :</text:span> nœud du graphe associé au plan de la ville. </text:p>
      <text:p text:style-name="P2"/>
      <text:p text:style-name="P2"><text:span text:style-name="T1">Client </text:span>: Personne ou société bénéficiant d'une livraison. </text:p>
      <text:p text:style-name="P2"/>
      <text:p text:style-name="P2"><text:span text:style-name="T1">Entreprise :</text:span> société utilisant l'application pour assurer un service de livraison.</text:p>
      <text:p text:style-name="P2"/>
      <text:p text:style-name="P4">Demandes de livraisons <text:span text:style-name="T2">: ensemble des listes des livraisons par plage horaire effectuées par un livreur au cours d'une tournée. </text:span></text:p>
      <text:p text:style-name="P4"><text:span text:style-name="T2"/></text:p>
      <text:p text:style-name="P4">Plan :<text:span text:style-name="T2"> carte d'une zone de la ville sur laquelle sont affichées les données sur les points de livraison potentiels et l'itinéraire calculé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0-13T09:08:32.70</meta:creation-date>
    <dc:date>2014-12-16T10:57:30.33</dc:date>
    <dc:creator>Simon Rispal</dc:creator>
    <meta:editing-duration>PT6H12M12S</meta:editing-duration>
    <meta:editing-cycles>43</meta:editing-cycles>
    <meta:generator>OpenOffice/4.1.0$Win32 OpenOffice.org_project/410m18$Build-9764</meta:generator>
    <meta:document-statistic meta:table-count="0" meta:image-count="0" meta:object-count="0" meta:page-count="1" meta:paragraph-count="20" meta:word-count="321" meta:character-count="1935"/>
  </office:meta>
</office:document-meta>
</file>